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WenQuanYi Micro Hei" style:font-name-complex="Lohit Devanagari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1" draw:style-name="gr1" draw:text-style-name="P1" svg:x1="1176.46pt" svg:y1="11.93pt" svg:x2="1176.46pt" svg:y2="24.75pt">
            <text:p/>
          </draw:line>
          <draw:line draw:z-index="2" draw:style-name="gr1" draw:text-style-name="P1" svg:x1="1185.93pt" svg:y1="34.64pt" svg:x2="1293.9pt" svg:y2="51.73pt">
            <text:p/>
          </draw:line>
          <draw:line draw:z-index="3" draw:style-name="gr1" draw:text-style-name="P1" svg:x1="1153.11pt" svg:y1="34.64pt" svg:x2="1105.6pt" svg:y2="45.72pt">
            <text:p/>
          </draw:line>
          <draw:line draw:z-index="4" draw:style-name="gr1" draw:text-style-name="P1" svg:x1="1107.61pt" svg:y1="64.49pt" svg:x2="1155.12pt" svg:y2="75.57pt">
            <text:p/>
          </draw:line>
          <draw:line draw:z-index="5" draw:style-name="gr1" draw:text-style-name="P1" svg:x1="765.04pt" svg:y1="84.98pt" svg:x2="247.07pt" svg:y2="102.42pt">
            <text:p/>
          </draw:line>
          <draw:line draw:z-index="6" draw:style-name="gr1" draw:text-style-name="P1" svg:x1="821.76pt" svg:y1="85.83pt" svg:x2="961.71pt" svg:y2="108.03pt">
            <text:p/>
          </draw:line>
          <draw:line draw:z-index="7" draw:style-name="gr1" draw:text-style-name="P1" svg:x1="1056.1pt" svg:y1="59.39pt" svg:x2="823.75pt" svg:y2="75.6pt">
            <text:p/>
          </draw:line>
          <draw:line draw:z-index="8" draw:style-name="gr1" draw:text-style-name="P1" svg:x1="1011.17pt" svg:y1="112.25pt" svg:x2="1062.14pt" svg:y2="131.05pt">
            <text:p/>
          </draw:line>
          <draw:line draw:z-index="9" draw:style-name="gr1" draw:text-style-name="P1" svg:x1="957.91pt" svg:y1="113.98pt" svg:x2="815.39pt" svg:y2="130.2pt">
            <text:p/>
          </draw:line>
          <draw:line draw:z-index="10" draw:style-name="gr1" draw:text-style-name="P1" svg:x1="814.37pt" svg:y1="138.73pt" svg:x2="957.74pt" svg:y2="154.94pt">
            <text:p/>
          </draw:line>
          <draw:line draw:z-index="11" draw:style-name="gr1" draw:text-style-name="P1" svg:x1="767.62pt" svg:y1="137.88pt" svg:x2="704.58pt" svg:y2="148.14pt">
            <text:p/>
          </draw:line>
          <draw:line draw:z-index="12" draw:style-name="gr1" draw:text-style-name="P1" svg:x1="715.78pt" svg:y1="166.9pt" svg:x2="768.47pt" svg:y2="183.97pt">
            <text:p/>
          </draw:line>
          <draw:line draw:z-index="13" draw:style-name="gr1" draw:text-style-name="P1" svg:x1="672.92pt" svg:y1="160.92pt" svg:x2="620.22pt" svg:y2="177.14pt">
            <text:p/>
          </draw:line>
          <draw:line draw:z-index="14" draw:style-name="gr1" draw:text-style-name="P1" svg:x1="239.56pt" svg:y1="111.77pt" svg:x2="287.91pt" svg:y2="130.54pt">
            <text:p/>
          </draw:line>
          <draw:line draw:z-index="15" draw:style-name="gr1" draw:text-style-name="P1" svg:x1="330.83pt" svg:y1="133.99pt" svg:x2="383.53pt" svg:y2="151.91pt">
            <text:p/>
          </draw:line>
          <draw:line draw:z-index="16" draw:style-name="gr1" draw:text-style-name="P1" svg:x1="424.66pt" svg:y1="161.29pt" svg:x2="485.12pt" svg:y2="177.51pt">
            <text:p/>
          </draw:line>
          <draw:line draw:z-index="17" draw:style-name="gr1" draw:text-style-name="P1" svg:x1="384.92pt" svg:y1="163.84pt" svg:x2="317.54pt" svg:y2="177.51pt">
            <text:p/>
          </draw:line>
          <draw:line draw:z-index="18" draw:style-name="gr1" draw:text-style-name="P1" svg:x1="329.1pt" svg:y1="187.74pt" svg:x2="389.57pt" svg:y2="205.65pt">
            <text:p/>
          </draw:line>
          <draw:line draw:z-index="19" draw:style-name="gr1" draw:text-style-name="P1" svg:x1="283.61pt" svg:y1="185.19pt" svg:x2="230.91pt" svg:y2="203.1pt">
            <text:p/>
          </draw:line>
          <draw:line draw:z-index="20" draw:style-name="gr1" draw:text-style-name="P1" svg:x1="1104.15pt" svg:y1="506.89pt" svg:x2="1155.97pt" svg:y2="523.96pt">
            <text:p/>
          </draw:line>
          <draw:line draw:z-index="21" draw:style-name="gr1" draw:text-style-name="P1" svg:x1="1057.78pt" svg:y1="506.89pt" svg:x2="999.04pt" svg:y2="521.38pt">
            <text:p/>
          </draw:line>
          <draw:line draw:z-index="22" draw:style-name="gr1" draw:text-style-name="P1" svg:x1="1005.08pt" svg:y1="483pt" svg:x2="1056.93pt" svg:y2="499.21pt">
            <text:p/>
          </draw:line>
          <draw:line draw:z-index="23" draw:style-name="gr1" draw:text-style-name="P1" svg:x1="961.34pt" svg:y1="481.29pt" svg:x2="899.15pt" svg:y2="496.63pt">
            <text:p/>
          </draw:line>
          <draw:line draw:z-index="24" draw:style-name="gr1" draw:text-style-name="P1" svg:x1="908.65pt" svg:y1="456.52pt" svg:x2="961.34pt" svg:y2="472.73pt">
            <text:p/>
          </draw:line>
          <draw:line draw:z-index="25" draw:style-name="gr1" draw:text-style-name="P1" svg:x1="861.42pt" svg:y1="458.25pt" svg:x2="794.92pt" svg:y2="470.18pt">
            <text:p/>
          </draw:line>
          <draw:line draw:z-index="26" draw:style-name="gr1" draw:text-style-name="P1" svg:x1="810.45pt" svg:y1="430.92pt" svg:x2="863.15pt" svg:y2="447.99pt">
            <text:p/>
          </draw:line>
          <draw:line draw:z-index="27" draw:style-name="gr1" draw:text-style-name="P1" svg:x1="764.99pt" svg:y1="430.07pt" svg:x2="698.46pt" svg:y2="444.59pt">
            <text:p/>
          </draw:line>
          <draw:line draw:z-index="28" draw:style-name="gr1" draw:text-style-name="P1" svg:x1="714.02pt" svg:y1="401.92pt" svg:x2="775.36pt" svg:y2="418.99pt">
            <text:p/>
          </draw:line>
          <draw:line draw:z-index="29" draw:style-name="gr1" draw:text-style-name="P1" svg:x1="672.01pt" svg:y1="401.92pt" svg:x2="602.02pt" svg:y2="419.84pt">
            <text:p/>
          </draw:line>
          <draw:line draw:z-index="30" draw:style-name="gr1" draw:text-style-name="P1" svg:x1="617.58pt" svg:y1="375.45pt" svg:x2="671.13pt" svg:y2="391.66pt">
            <text:p/>
          </draw:line>
          <draw:line draw:z-index="31" draw:style-name="gr1" draw:text-style-name="P1" svg:x1="572.97pt" svg:y1="380.58pt" svg:x2="505.59pt" svg:y2="394.24pt">
            <text:p/>
          </draw:line>
          <draw:line draw:z-index="32" draw:style-name="gr1" draw:text-style-name="P1" svg:x1="521.15pt" svg:y1="350.7pt" svg:x2="572.97pt" svg:y2="367.8pt">
            <text:p/>
          </draw:line>
          <draw:line draw:z-index="33" draw:style-name="gr1" draw:text-style-name="P1" svg:x1="478.23pt" svg:y1="350.7pt" svg:x2="416.89pt" svg:y2="367.8pt">
            <text:p/>
          </draw:line>
          <draw:line draw:z-index="34" draw:style-name="gr1" draw:text-style-name="P1" svg:x1="424.66pt" svg:y1="325.96pt" svg:x2="479.96pt" svg:y2="342.17pt">
            <text:p/>
          </draw:line>
          <draw:line draw:z-index="35" draw:style-name="gr1" draw:text-style-name="P1" svg:x1="380.92pt" svg:y1="326.81pt" svg:x2="302.31pt" svg:y2="342.17pt">
            <text:p/>
          </draw:line>
          <draw:line draw:z-index="36" draw:style-name="gr1" draw:text-style-name="P1" svg:x1="327.37pt" svg:y1="302.09pt" svg:x2="386.11pt" svg:y2="319.18pt">
            <text:p/>
          </draw:line>
          <draw:line draw:z-index="37" draw:style-name="gr1" draw:text-style-name="P1" svg:x1="236.1pt" svg:y1="276.49pt" svg:x2="283.61pt" svg:y2="294.41pt">
            <text:p/>
          </draw:line>
          <draw:line draw:z-index="38" draw:style-name="gr1" draw:text-style-name="P1" svg:x1="188.02pt" svg:y1="279.04pt" svg:x2="131.9pt" svg:y2="290.15pt">
            <text:p/>
          </draw:line>
          <draw:line draw:z-index="39" draw:style-name="gr1" draw:text-style-name="P1" svg:x1="284.49pt" svg:y1="303.79pt" svg:x2="231.79pt" svg:y2="315.75pt">
            <text:p/>
          </draw:line>
          <draw:line draw:z-index="40" draw:style-name="gr1" draw:text-style-name="P1" svg:x1="137.93pt" svg:y1="140.8pt" svg:x2="195.82pt" svg:y2="267.96pt">
            <text:p/>
          </draw:line>
          <draw:line draw:z-index="41" draw:style-name="gr1" draw:text-style-name="P1" svg:x1="189.75pt" svg:y1="111.8pt" svg:x2="139.66pt" svg:y2="124.58pt">
            <text:p/>
          </draw:line>
          <draw:line draw:z-index="42" draw:style-name="gr1" draw:text-style-name="P1" svg:x1="90.71pt" svg:y1="139.95pt" svg:x2="22.45pt" svg:y2="264.56pt">
            <text:p/>
          </draw:line>
          <draw:line draw:z-index="43" draw:style-name="gr1" draw:text-style-name="P1" svg:x1="725.27pt" svg:y1="492.38pt" svg:x2="776.24pt" svg:y2="509.44pt">
            <text:p/>
          </draw:line>
          <draw:line draw:z-index="44" draw:style-name="gr1" draw:text-style-name="P1" svg:x1="673.43pt" svg:y1="496.66pt" svg:x2="612.09pt" svg:y2="509.44pt">
            <text:p/>
          </draw:line>
          <draw:line draw:z-index="45" draw:style-name="gr1" draw:text-style-name="P1" svg:x1="627.05pt" svg:y1="469.33pt" svg:x2="674.59pt" svg:y2="486.4pt">
            <text:p/>
          </draw:line>
          <draw:line draw:z-index="46" draw:style-name="gr1" draw:text-style-name="P1" svg:x1="574.67pt" svg:y1="467.63pt" svg:x2="512.48pt" svg:y2="485.55pt">
            <text:p/>
          </draw:line>
          <draw:line draw:z-index="47" draw:style-name="gr1" draw:text-style-name="P1" svg:x1="530.62pt" svg:y1="447.99pt" svg:x2="573.82pt" svg:y2="459.92pt">
            <text:p/>
          </draw:line>
          <draw:line draw:z-index="48" draw:style-name="gr1" draw:text-style-name="P1" svg:x1="478.2pt" svg:y1="443.74pt" svg:x2="416.01pt" svg:y2="458.25pt">
            <text:p/>
          </draw:line>
          <draw:line draw:z-index="49" draw:style-name="gr1" draw:text-style-name="P1" svg:x1="432.43pt" svg:y1="417.29pt" svg:x2="478.2pt" svg:y2="435.2pt">
            <text:p/>
          </draw:line>
          <draw:line draw:z-index="50" draw:style-name="gr1" draw:text-style-name="P1" svg:x1="383.53pt" svg:y1="417.29pt" svg:x2="323.06pt" svg:y2="430.95pt">
            <text:p/>
          </draw:line>
          <draw:line draw:z-index="51" draw:style-name="gr1" draw:text-style-name="P1" svg:x1="332.56pt" svg:y1="390.84pt" svg:x2="385.26pt" svg:y2="410.46pt">
            <text:p/>
          </draw:line>
          <draw:line draw:z-index="52" draw:style-name="gr1" draw:text-style-name="P1" svg:x1="286.21pt" svg:y1="391.69pt" svg:x2="226.6pt" svg:y2="406.2pt">
            <text:p/>
          </draw:line>
          <draw:line draw:z-index="53" draw:style-name="gr1" draw:text-style-name="P1" svg:x1="226.32pt" svg:y1="166.39pt" svg:x2="286.21pt" svg:y2="380.58pt">
            <text:p/>
          </draw:line>
          <draw:line draw:z-index="54" draw:style-name="gr1" draw:text-style-name="P1" svg:x1="195.22pt" svg:y1="164.69pt" svg:x2="133.31pt" svg:y2="375.48pt">
            <text:p/>
          </draw:line>
          <draw:line draw:z-index="55" draw:style-name="gr1" draw:text-style-name="P1" svg:x1="281.03pt" svg:y1="137.4pt" svg:x2="230.06pt" svg:y2="150.21pt">
            <text:p/>
          </draw:line>
        </table:shapes>
        <table:table-column table:style-name="co1" table:number-columns-repeated="15" table:default-cell-style-name="Default"/>
        <table:table-row table:style-name="ro1">
          <table:table-cell table:number-columns-repeated="12"/>
          <table:table-cell table:style-name="ce1" office:value-type="string" calcext:value-type="string">
            <text:p>(count-change 11) 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table:style-name="ce2" office:value-type="string" calcext:value-type="string">
            <text:p>(cc 11 5) 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(cc 11 4) 4</text:p>
          </table:table-cell>
          <table:table-cell/>
          <table:table-cell office:value-type="string" calcext:value-type="string">
            <text:p>(cc -39 5) 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(cc 11 3) 4</text:p>
          </table:table-cell>
          <table:table-cell table:number-columns-repeated="3"/>
          <table:table-cell office:value-type="string" calcext:value-type="string">
            <text:p>(cc -14 4) 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cc 11 2) 3</text:p>
          </table:table-cell>
          <table:table-cell table:number-columns-repeated="7"/>
          <table:table-cell office:value-type="string" calcext:value-type="string">
            <text:p>(cc 1 3) 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(cc 11 1) 1</text:p>
          </table:table-cell>
          <table:table-cell/>
          <table:table-cell office:value-type="string" calcext:value-type="string">
            <text:p>(cc 6 2) 2</text:p>
          </table:table-cell>
          <table:table-cell table:number-columns-repeated="4"/>
          <table:table-cell office:value-type="string" calcext:value-type="string">
            <text:p>(cc 1 2) 1</text:p>
          </table:table-cell>
          <table:table-cell table:number-columns-repeated="2"/>
          <table:table-cell office:value-type="string" calcext:value-type="string">
            <text:p>(cc -9 3) 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cc 6 1) 1</text:p>
          </table:table-cell>
          <table:table-cell/>
          <table:table-cell office:value-type="string" calcext:value-type="string">
            <text:p>(cc 1 2) 1</text:p>
          </table:table-cell>
          <table:table-cell table:number-columns-repeated="2"/>
          <table:table-cell office:value-type="string" calcext:value-type="string">
            <text:p>(cc 1 1) 1</text:p>
          </table:table-cell>
          <table:table-cell table:number-columns-repeated="2"/>
          <table:table-cell office:value-type="string" calcext:value-type="string">
            <text:p>(cc -4 2) 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(cc 1 1) 1</text:p>
          </table:table-cell>
          <table:table-cell/>
          <table:table-cell office:value-type="string" calcext:value-type="string">
            <text:p>(cc -4 2) 0</text:p>
          </table:table-cell>
          <table:table-cell office:value-type="string" calcext:value-type="string">
            <text:p>(cc 1 0) 0</text:p>
          </table:table-cell>
          <table:table-cell/>
          <table:table-cell office:value-type="string" calcext:value-type="string">
            <text:p>(cc 0 1) 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cc 1 0) 0</text:p>
          </table:table-cell>
          <table:table-cell/>
          <table:table-cell office:value-type="string" calcext:value-type="string">
            <text:p>(cc 0 1) 1</text:p>
          </table:table-cell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(cc 11 0) 0</text:p>
          </table:table-cell>
          <table:table-cell/>
          <table:table-cell office:value-type="string" calcext:value-type="string">
            <text:p>(cc 10 1)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(cc 10 0) 0</text:p>
          </table:table-cell>
          <table:table-cell/>
          <table:table-cell office:value-type="string" calcext:value-type="string">
            <text:p>(cc 9 1) 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cc 9 0) 0</text:p>
          </table:table-cell>
          <table:table-cell/>
          <table:table-cell office:value-type="string" calcext:value-type="string">
            <text:p>(cc 8 1) 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(cc 8 0) 0</text:p>
          </table:table-cell>
          <table:table-cell/>
          <table:table-cell office:value-type="string" calcext:value-type="string">
            <text:p>(cc 7 1) 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(cc 7 0) 0</text:p>
          </table:table-cell>
          <table:table-cell/>
          <table:table-cell office:value-type="string" calcext:value-type="string">
            <text:p>(cc 6 1)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cc 6 0) 0</text:p>
          </table:table-cell>
          <table:table-cell/>
          <table:table-cell office:value-type="string" calcext:value-type="string">
            <text:p>(cc 5 1) 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(cc 6 0) 0</text:p>
          </table:table-cell>
          <table:table-cell/>
          <table:table-cell office:value-type="string" calcext:value-type="string">
            <text:p>(cc 5 1)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cc 5 0) 0</text:p>
          </table:table-cell>
          <table:table-cell/>
          <table:table-cell office:value-type="string" calcext:value-type="string">
            <text:p>(cc 4 1) 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(cc 5 0) 0</text:p>
          </table:table-cell>
          <table:table-cell/>
          <table:table-cell office:value-type="string" calcext:value-type="string">
            <text:p>(cc 4 1) 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cc 4 0) 0</text:p>
          </table:table-cell>
          <table:table-cell/>
          <table:table-cell office:value-type="string" calcext:value-type="string">
            <text:p>(cc 3 1) 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(cc 4 0) 0</text:p>
          </table:table-cell>
          <table:table-cell/>
          <table:table-cell office:value-type="string" calcext:value-type="string">
            <text:p>(cc 3 1) 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(cc 3 0) 0</text:p>
          </table:table-cell>
          <table:table-cell/>
          <table:table-cell office:value-type="string" calcext:value-type="string">
            <text:p>(cc 2 1) 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(cc 3 0) 0</text:p>
          </table:table-cell>
          <table:table-cell/>
          <table:table-cell office:value-type="string" calcext:value-type="string">
            <text:p>(cc 2 1) 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(cc 2 0) 0</text:p>
          </table:table-cell>
          <table:table-cell/>
          <table:table-cell office:value-type="string" calcext:value-type="string">
            <text:p>(cc 1 1) 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(cc 2 0) 0</text:p>
          </table:table-cell>
          <table:table-cell/>
          <table:table-cell office:value-type="string" calcext:value-type="string">
            <text:p>(cc 1 1) 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(cc 1 0) 0</text:p>
          </table:table-cell>
          <table:table-cell/>
          <table:table-cell office:value-type="string" calcext:value-type="string">
            <text:p>(cc 0 1) 1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(cc 1 0) 0</text:p>
          </table:table-cell>
          <table:table-cell/>
          <table:table-cell office:value-type="string" calcext:value-type="string">
            <text:p>(cc 0 1) 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2:07:57.353482279</meta:creation-date>
    <dc:date>2018-11-16T08:29:48.734916582</dc:date>
    <meta:editing-duration>PT26M22S</meta:editing-duration>
    <meta:editing-cycles>12</meta:editing-cycles>
    <meta:generator>LibreOffice/5.1.6.2$Linux_X86_64 LibreOffice_project/10m0$Build-2</meta:generator>
    <meta:document-statistic meta:table-count="1" meta:cell-count="56" meta:object-count="55"/>
  </office:meta>
</office:document-meta>
</file>